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c23" officeooo:paragraph-rsid="00105c23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3.9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wiki.archlinux.org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Category:Modems]]</text:p>
      <text:p text:style-name="P1">[[ru:ZTE MF 823 (Megafon M100-3) 4G Modem]]</text:p>
      <text:p text:style-name="P1">==Device Identification==</text:p>
      <text:p text:style-name="P1"/>
      <text:p text:style-name="P1">Examine the output of lsusb. You should get:</text:p>
      <text:p text:style-name="P1"/>
      <text:p text:style-name="P1"><text:s/>$ Bus 002 Device 018: ID 19d2:1405 ZTE WCDMA Technologies MSM </text:p>
      <text:p text:style-name="P1"/>
      <text:p text:style-name="P1">Here are the modes for this modem:</text:p>
      <text:p text:style-name="P1"/>
      <text:p text:style-name="P1">1225 – Default Mode. Available USB Mass Storage Device with CD-ROM and card reader. Corresponds to AT+ZCDRUN=9+AT+ZCDRUN=F</text:p>
      <text:p text:style-name="P1"/>
      <text:p text:style-name="P1">1403 – Operating Mode. Available RNDIS adapter and Mass Storage Device. Corresponds to AT+ZCDRUN=8+AT+ZCDRUN=F</text:p>
      <text:p text:style-name="P1"/>
      <text:p text:style-name="P1">1405 – CDC Ethernet Mode (the one we need). A mode similar to that described above (1403). Included in Linux after starting usb_modeswitch c default settings.</text:p>
      <text:p text:style-name="P1"/>
      <text:p text:style-name="P1">0016 – Download Mode. Under the name of ZTE., but simply a mode where available diagnostic port and two command (analog modem port and PC UI devices Huawei). Corresponds to AT+ZCDRUN=E</text:p>
      <text:p text:style-name="P1"/>
      <text:p text:style-name="P1">0076 – "real" Download Mode. Includes a standard for devices running QC methods.</text:p>
      <text:p text:style-name="P1"/>
      <text:p text:style-name="P1">If your modem does not appear as 19d2:1405 (or 1403), check [[USB 3G Modem#Mode switching]] article.</text:p>
      <text:p text:style-name="P1"/>
      <text:p text:style-name="P1">==Ethernet Connection Established==</text:p>
      <text:p text:style-name="P1"/>
      <text:p text:style-name="P1">This modem is recognised as Ethernet interface. That means you don't need special programs to work with it.</text:p>
      <text:p text:style-name="P1"/>
      <text:p text:style-name="P1">Use NetworkManager or dhcdpc. </text:p>
      <text:p text:style-name="P1"/>
      <text:p text:style-name="P1">You will see that the LED (Blue - 2G/3G or Green - 4G) on modem is not blinking. To establish a connection, the following link (CGI command) should be entered in a browser:</text:p>
      <text:p text:style-name="P1"/>
      <text:p text:style-name="P1">http://192.168.0.1/goform/goform_set_cmd_process?goformId=CONNECT_NETWORK</text:p>
      <text:p text:style-name="P1"/>
      <text:p text:style-name="P1">To avoid entering this link every time, switch the modem to auto-connection mode:</text:p>
      <text:p text:style-name="P1"/>
      <text:p text:style-name="P1">http://192.168.0.1/goform/goform_set_cmd_process?goformId=SET_CONNECTION_MODE&amp;ConnectionMode=auto_dial</text:p>
      <text:p text:style-name="P1"/>
      <text:p text:style-name="P1">If you are setting up internet using console (and therefore you have no browser), you should make request with referer, example:</text:p>
      <text:p text:style-name="P1"/>
      <text:p text:style-name="P1">&lt;pre&gt;</text:p>
      <text:p text:style-name="P1">curl --header "Referer: http://192.168.0.1/index.html" http://192.168.0.1/goform/goform_set_cmd_process?goformId=CONNECT_NETWORK</text:p>
      <text:p text:style-name="P1">&lt;/pre&gt;</text:p>
      <text:p text:style-name="P1"><text:soft-page-break/>otherwise you'll get response {"result":"faulure"}</text:p>
      <text:p text:style-name="P1"/>
      <text:p text:style-name="P1">==Commands==</text:p>
      <text:p text:style-name="P1"/>
      <text:p text:style-name="P1">CGI command for 2G/3G/4G mode selection:</text:p>
      <text:p text:style-name="P1"/>
      <text:p text:style-name="P1">&lt;pre&gt;http://192.168.0.1/goform/goform_set_cmd_process?goformId=SET_BEARER_PREFERENCE&amp;BearerPreference=&lt;/pre&gt;</text:p>
      <text:p text:style-name="P1"/>
      <text:p text:style-name="P1">following options available after "=" sign (case-sensetive)</text:p>
      <text:p text:style-name="P1">&lt;pre&gt;</text:p>
      <text:p text:style-name="P1">NETWORK_auto</text:p>
      <text:p text:style-name="P1">WCDMA_preferred</text:p>
      <text:p text:style-name="P1">GSM_preferred</text:p>
      <text:p text:style-name="P1">Only_GSM</text:p>
      <text:p text:style-name="P1">Only_WCDMA</text:p>
      <text:p text:style-name="P1">Only_LTE</text:p>
      <text:p text:style-name="P1">WCDMA_AND_GSM</text:p>
      <text:p text:style-name="P1">WCDMA_AND_LTE</text:p>
      <text:p text:style-name="P1">GSM_AND_LTE</text:p>
      <text:p text:style-name="P1">&lt;/pre&gt;</text:p>
      <text:p text:style-name="P1"/>
      <text:p text:style-name="P1">This should be followed by the '''NETWORK CONNECT''' CGI command given before.</text:p>
      <text:p text:style-name="P1"/>
      <text:p text:style-name="P1">To switch the modem to '''FACTORY mode''' ('''WARNING! Unable to recieve further CGI commands, connection will be lost!'''), issue this link: </text:p>
      <text:p text:style-name="P1"/>
      <text:p text:style-name="P1">&lt;pre&gt;</text:p>
      <text:p text:style-name="P1">http://192.168.0.1/goform/goform_process?goformId=MODE_SWITCH&amp;switchCmd=FACTORY</text:p>
      <text:p text:style-name="P1">&lt;/pre&gt;</text:p>
      <text:p text:style-name="P1"/>
      <text:p text:style-name="P1">After switching to '''FACTORY mode''' you can issues commands via PuTTY:</text:p>
      <text:p text:style-name="P1"/>
      <text:p text:style-name="P1">&lt;pre&gt;</text:p>
      <text:p text:style-name="P1">putty /dev/ttyUSB0</text:p>
      <text:p text:style-name="P1">AT+ZCDRUN=8 - switch to 1403 mode (RNDIS)</text:p>
      <text:p text:style-name="P1">AT+ZCDRUN=9 - switch to 1225 mode (default)</text:p>
      <text:p text:style-name="P1">AT+ZCDRUN=F - exit DOWNLOAD mode and switch to selected mode (RNDIS or default)</text:p>
      <text:p text:style-name="P1">&lt;/pre&gt;</text:p>
      <text:p text:style-name="P1"/>
      <text:p text:style-name="P1">==Telnet Connection==</text:p>
      <text:p text:style-name="P1"/>
      <text:p text:style-name="P1">The modem is available for telnet connection:</text:p>
      <text:p text:style-name="P1"/>
      <text:p text:style-name="P1">&lt;pre&gt;</text:p>
      <text:p text:style-name="P1">telnet 192.168.0.1</text:p>
      <text:p text:style-name="P1">login: root</text:p>
      <text:p text:style-name="P1">password: zte9x15</text:p>
      <text:p text:style-name="P1">&lt;/pre&gt;</text:p>
      <text:p text:style-name="P1"/>
      <text:p text:style-name="P1">As you can see, the modem has Linux system inside. You can even install some ARM-base packages (mc, nano...) or change something in Web-menu. Explore it carefully!</text:p>
      <text:p text:style-name="P1"><text:soft-page-break/></text:p>
      <text:p text:style-name="P1">==Switch Mode in OSX==</text:p>
      <text:p text:style-name="P1"/>
      <text:p text:style-name="P1">{{Accuracy|Unless you give every Arch user a free Apple device, the reference to OSX is useless}}</text:p>
      <text:p text:style-name="P1"/>
      <text:p text:style-name="P1">For some reason this device can get stuck in mode 0016 and fails to switch to any other mode. I was unsuccessful in trying to switch modes using usb_modeswitch and sending AT commands to /dev/ttyUSB0 on various Linux systems. I successfully managed to change modes from 0016 to 1403 using Mac OSX. I was then able to use the dongle on Linux.</text:p>
      <text:p text:style-name="P1"/>
      <text:p text:style-name="P1">In mode 0016 on OSX you will see the follow interfaces:</text:p>
      <text:p text:style-name="P1"/>
      <text:p text:style-name="P1">&lt;pre&gt;</text:p>
      <text:p text:style-name="P1">/dev/tty.ZTEUSBATPort_</text:p>
      <text:p text:style-name="P1">/dev/tty.ZTEUSBModem_</text:p>
      <text:p text:style-name="P1">/dev/tty.ZTEUSBDIAGPort_</text:p>
      <text:p text:style-name="P1">&lt;/pre&gt;</text:p>
      <text:p text:style-name="P1"/>
      <text:p text:style-name="P1">You can switch modes to 1403 by sending AT commands to the USBModem_ port by doing:</text:p>
      <text:p text:style-name="P1"/>
      <text:p text:style-name="P1">&lt;pre&gt;</text:p>
      <text:p text:style-name="P1">screen /dev/tty.ZTEUSBModem_ 9600</text:p>
      <text:p text:style-name="P1"/>
      <text:p text:style-name="P1">&gt;&gt;ATI</text:p>
      <text:p text:style-name="P1">Manufacturer: ZTE CORPORATION</text:p>
      <text:p text:style-name="P1">Model: MF823</text:p>
      <text:p text:style-name="P1">Revision: MF823_T03</text:p>
      <text:p text:style-name="P1">IMEI: 866948013728723</text:p>
      <text:p text:style-name="P1">+GCAP: +CGSM</text:p>
      <text:p text:style-name="P1"/>
      <text:p text:style-name="P1">&gt;&gt;AT+CREG?</text:p>
      <text:p text:style-name="P1">+CREG: 0,1</text:p>
      <text:p text:style-name="P1">OK</text:p>
      <text:p text:style-name="P1"/>
      <text:p text:style-name="P1">&gt;&gt;AT+COPS?</text:p>
      <text:p text:style-name="P1">+COPS: 0,0,"Telstra Mobile",7</text:p>
      <text:p text:style-name="P1">OK</text:p>
      <text:p text:style-name="P1"/>
      <text:p text:style-name="P1">&gt;&gt;AT+ZCDRUN=8+AT+ZCDRUN=F</text:p>
      <text:p text:style-name="P1">exit download mode result(0:FAIL 1:SUCCESS):1</text:p>
      <text:p text:style-name="P1">OK</text:p>
      <text:p text:style-name="P1">&lt;/pre&gt;</text:p>
      <text:p text:style-name="P1"/>
      <text:p text:style-name="P1">Now the device should act as a ethernet interface no matter which system you plug it into.</text:p>
      <text:p text:style-name="P1"/>
      <text:p text:style-name="P1">== See also ==</text:p>
      <text:p text:style-name="P1"/>
      <text:p text:style-name="P1">[http://forums.whirlpool.net.au/archive/2212748 ZTE MF823 Modem - Linux &amp; Serial Diags]</text:p>
      <text:p text:style-name="P1"/>
      <text:p text:style-name="P1">[http://www.gsmforum.ru/threads/188925-ZTE-MF823-%D0%B8-%D0%B2%D1%81%D1%91-%D1%87%D1%82%D0%BE-%D1%81-%D0%BD%D0%B8%D0%BC-<text:soft-page-break/>%D1%81%D0%B2%D1%8F%D0%B7%D0%B0%D0%BD%D0%BE Gsmforum.ru - ZTE MF823 thread (in Russian), check #7 thread for unlock instructions 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9:19:21.977000000</meta:creation-date>
    <dc:date>2017-05-13T19:21:15.775000000</dc:date>
    <meta:editing-duration>PT1M56S</meta:editing-duration>
    <meta:editing-cycles>1</meta:editing-cycles>
    <meta:document-statistic meta:table-count="0" meta:image-count="0" meta:object-count="0" meta:page-count="4" meta:paragraph-count="91" meta:word-count="595" meta:character-count="4485" meta:non-whitespace-character-count="3973"/>
    <meta:generator>LibreOffice/5.2.2.2$Windows_x86 LibreOffice_project/8f96e87c890bf8fa77463cd4b640a2312823f3ad</meta:generator>
  </office:meta>
</office:document-meta>
</file>